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pisode 1: The Call of Duty (Pilot)</text:p>
      <text:p text:style-name="Standard"/>
      <text:p text:style-name="Standard">FADE IN</text:p>
      <text:p text:style-name="Standard"/>
      <text:p text:style-name="Standard">Ext. Highway Road - Night</text:p>
      <text:p text:style-name="Standard"/>
      <text:p text:style-name="Standard">A large rour of trucks is heard, 4 black pick-up trucks speed down with armed men standing in the truck bed. <text:s/>The four trucks then slow down and pull up to a </text:p>
      <text:p text:style-name="Standard"/>
      <text:p text:style-name="Standard">FARM</text:p>
      <text:p text:style-name="Standard"/>
      <text:p text:style-name="Standard">The four trucks break down the gate of the farm and barrel toward the large house to the left.</text:p>
      <text:p text:style-name="Standard"/>
      <text:p text:style-name="Standard">Int. Farm House</text:p>
      <text:p text:style-name="Standard"/>
      <text:p text:style-name="Standard">A middle aged WOMAN peers through the curtains and the looks back to her HUSBAND and SON.</text:p>
      <text:p text:style-name="Standard"/>
      <text:p text:style-name="P1">WOMAN</text:p>
      <text:p text:style-name="P1">They have come, quickly hide Colin!</text:p>
      <text:p text:style-name="P1"/>
      <text:p text:style-name="P1">MAN</text:p>
      <text:p text:style-name="P1">Come my son.</text:p>
      <text:p text:style-name="P1"/>
      <text:p text:style-name="P2">The MAN, older with a white beard, grabs COLIN by the shirt. <text:s/>He opens a hatch in the floor, leading to the basement.</text:p>
      <text:p text:style-name="P2"/>
      <text:p text:style-name="P1">MAN</text:p>
      <text:p text:style-name="P1">You will be safe here, just stay quiet.</text:p>
      <text:p text:style-name="P1"/>
      <text:p text:style-name="P2">The MAN shuts the trap door and then he looks to the WOMAN who nods and they both walk out the door. <text:s/></text:p>
      <text:p text:style-name="P2"/>
      <text:p text:style-name="P2">Ext. house porch</text:p>
      <text:p text:style-name="P2"/>
      <text:p text:style-name="P2">the MAN and WOMEN look on as the four trucks pull up in their circular drive way and stop with their lights on. <text:s/>The armed men in the back then jump out and point their guns at the COUPLE. <text:s/>Then two MEN walk out of the truck in the front, both dressed in Nazi uniforms, one all black, the other all tan. <text:s/>The MAN in the Black uniform takes off his hat and walks forward. <text:s/>The MAN on the porch then walks forward. <text:s/></text:p>
      <text:p text:style-name="P2"/>
      <text:p text:style-name="P1">MAN (on Porch)</text:p>
      <text:p text:style-name="P1"><text:s text:c="2"/>Marlon Mereck, what are you doing here?</text:p>
      <text:p text:style-name="P1"/>
      <text:p text:style-name="P1">MERECK</text:p>
      <text:p text:style-name="P1"><text:s text:c="2"/>Can I ever get a warm greeting from you David?</text:p>
      <text:p text:style-name="P1"/>
      <text:p text:style-name="P1">DAVID</text:p>
      <text:p text:style-name="P1">Just tell me what your doing here.</text:p>
      <text:p text:style-name="P1"/>
      <text:p text:style-name="P1"><text:soft-page-break/></text:p>
      <text:p text:style-name="P1">MERECK</text:p>
      <text:p text:style-name="P1">Always was all business with you, I shall keep it short then. <text:s/></text:p>
      <text:p text:style-name="P1">My Associate and I have a request of you. </text:p>
      <text:p text:style-name="P1"/>
      <text:p text:style-name="P1">DAVID</text:p>
      <text:p text:style-name="P1">The guy in the tan suit?, I have no answers for you and your thugs Mereck.</text:p>
      <text:p text:style-name="P1"/>
      <text:p text:style-name="P1">MERECK</text:p>
      <text:p text:style-name="P1">The Mos Maiorum Society would greatly appreciate you help once again General. <text:s/></text:p>
      <text:p text:style-name="P1">We are closer then ever to controlling this city, it will be as we once dreamed.</text:p>
      <text:p text:style-name="P1"/>
      <text:p text:style-name="P1">DAVID</text:p>
      <text:p text:style-name="P1">What about the police, the city council, the mayor?! <text:s/></text:p>
      <text:p text:style-name="P1"/>
      <text:p text:style-name="P1">MERECK</text:p>
      <text:p text:style-name="P1">My Benefactor will see to them.</text:p>
      <text:p text:style-name="P1"/>
      <text:p text:style-name="P1">DAVID</text:p>
      <text:p text:style-name="P1">I want nothing to do with your games Mereck, you schemes almost killed us last time.</text:p>
      <text:p text:style-name="P1"/>
      <text:p text:style-name="P1">MERECK</text:p>
      <text:p text:style-name="P1">This time it's different,</text:p>
      <text:p text:style-name="P1"/>
      <text:p text:style-name="P1">DAVID</text:p>
      <text:p text:style-name="P1">(Inturupting) No Marlon, it's not. <text:s/></text:p>
      <text:p text:style-name="P1">I have a family now, and....I'm no longer a member of the society. </text:p>
      <text:p text:style-name="P1"/>
      <text:p text:style-name="P1">MERECK</text:p>
      <text:p text:style-name="P1">You hold that title for life David. </text:p>
      <text:p text:style-name="P1"/>
      <text:p text:style-name="P1">DAVID</text:p>
      <text:p text:style-name="P1">Not anymore, once I met Nancy, everything changed. </text:p>
      <text:p text:style-name="P1"/>
      <text:p text:style-name="P1">MERECK</text:p>
      <text:p text:style-name="P1">I am sorry you feel that way David, we could have done such great work together.</text:p>
      <text:p text:style-name="P1"/>
      <text:p text:style-name="P1">DAVID</text:p>
      <text:p text:style-name="P1">What now Marlon?</text:p>
      <text:p text:style-name="P1"/>
      <text:p text:style-name="P1">MERECK</text:p>
      <text:p text:style-name="P1">Well, now this...</text:p>
      <text:p text:style-name="P1"/>
      <text:p text:style-name="P2">MERECK draws a Luger pistol and shoots DAVID in the leg. <text:s/>DAVID drops to the ground and NANCY screams from the porch. <text:s/>She goes to draw a gun and then she is shot with a black fletched arrow. <text:s/>MERECK then turns around to see a a black robed ARCHER, wearing a mask. <text:s/>MERECK walks around DAVID, pacing. </text:p>
      <text:p text:style-name="P2"/>
      <text:p text:style-name="P1">MERECK</text:p>
      <text:p text:style-name="P1"><text:soft-page-break/>I am sorry old friend. <text:s/>I can't have you going to the authorities, I'm sure you can understand</text:p>
      <text:p text:style-name="P1"/>
      <text:p text:style-name="P1">DAVID</text:p>
      <text:p text:style-name="P1">(grunting)</text:p>
      <text:p text:style-name="P1">Damn you Mereck, you will burn for this!</text:p>
      <text:p text:style-name="P1"/>
      <text:p text:style-name="P1">MERECK</text:p>
      <text:p text:style-name="P1">Perhaps, yet I think it's more likely you farm burns for this. </text:p>
      <text:p text:style-name="P1">(to his men)</text:p>
      <text:p text:style-name="P1">Torch the house, and deal with him won't you?</text:p>
      <text:p text:style-name="P1"/>
      <text:p text:style-name="P2">As Mereck's militants set fire to the farm, the black robed ARCHER then walks over to DAVID and shoots him with an arrow. <text:s/>MERECK then looks to his men and motions them to follow him. <text:s/>The MILITANTS then return to their trucks and scamper off into the darkness. <text:s/></text:p>
      <text:p text:style-name="P2"/>
      <text:p text:style-name="P2">TWO CELLAR DOORS OPEN </text:p>
      <text:p text:style-name="P2"/>
      <text:p text:style-name="P2">COLIN then walks out from underground to see his </text:p>
      <text:p text:style-name="P2"/>
      <text:p text:style-name="P2">HOUSE BURNING</text:p>
      <text:p text:style-name="P2"/>
      <text:p text:style-name="P2">COLIN then turns around and begins to walk away from the wreckage, walking into the same darkness as the trucks. <text:s/></text:p>
      <text:p text:style-name="P2"/>
      <text:p text:style-name="P2">Ext. Country Road</text:p>
      <text:p text:style-name="P2"/>
      <text:p text:style-name="P2">A TRUCKER is driving a rig down the dark road </text:p>
      <text:p text:style-name="P2"/>
      <text:p text:style-name="P2">Int. Truck</text:p>
      <text:p text:style-name="P2"/>
      <text:p text:style-name="P2">The TRUCKER singing along with the song on the radio, he then sees </text:p>
      <text:p text:style-name="P2"/>
      <text:p text:style-name="P2">COLIN COVERED IN ASH.</text:p>
      <text:p text:style-name="P2"/>
      <text:p text:style-name="P2">He slams on his breaks and exits his Rig. </text:p>
      <text:p text:style-name="P2"/>
      <text:p text:style-name="P2">Ext. Country Road</text:p>
      <text:p text:style-name="P2"/>
      <text:p text:style-name="P2">The TRUCKER then looks at COLIN who gives him a blank stare.</text:p>
      <text:p text:style-name="P2"/>
      <text:p text:style-name="P2">TWO WEEKS LATER</text:p>
      <text:p text:style-name="P2"/>
      <text:p text:style-name="P2">Ext. City Hall – Day </text:p>
      <text:p text:style-name="P2"/>
      <text:p text:style-name="P2">Int. Central Meeting Hall</text:p>
      <text:p text:style-name="P2"/>
      <text:p text:style-name="P2">All the councilors of Midway City are holding their weekly meeting, the attendence includes D.A. Luna Jones, Mayor Jamison Barker, Police Captain James Cook, Comptroller Carter Kennedy, Head of the Workers Union Twyla Voss and other city officials. <text:s/></text:p>
      <text:p text:style-name="P2"><text:soft-page-break/></text:p>
      <text:p text:style-name="P1">BARKER</text:p>
      <text:p text:style-name="P1">This city has ben reeling for some time. <text:s/></text:p>
      <text:p text:style-name="P1">And as I leave this office I wish to assure you that you will be in good hands. <text:s/></text:p>
      <text:p text:style-name="P1"/>
      <text:p text:style-name="P1">JONES</text:p>
      <text:p text:style-name="P1">Your retirement leaves us a void. </text:p>
      <text:p text:style-name="P1"/>
      <text:p text:style-name="P1">COOK</text:p>
      <text:p text:style-name="P1">One that could casue great change, a thing we do not need. </text:p>
      <text:p text:style-name="P1"/>
      <text:p text:style-name="P1">BARKER</text:p>
      <text:p text:style-name="P1">This city has been in a good place with my administration, there is no reason I would see it change.</text:p>
      <text:p text:style-name="P1"/>
      <text:p text:style-name="P1">VOSS</text:p>
      <text:p text:style-name="P1">Your policies has helped the working community, </text:p>
      <text:p text:style-name="P1">if a new mayor changes that, </text:p>
      <text:p text:style-name="P1">the people could riot.</text:p>
      <text:p text:style-name="P1"/>
      <text:p text:style-name="P1">BARKER</text:p>
      <text:p text:style-name="P1">All concerns that should be left with my successor, whoever that may be. </text:p>
      <text:p text:style-name="P1"/>
      <text:p text:style-name="P1">KENNEDY</text:p>
      <text:p text:style-name="P1">On to the next business on the docket....</text:p>
      <text:p text:style-name="P1"/>
      <text:p text:style-name="P2">As soon as KENNEDY says this, the </text:p>
      <text:p text:style-name="P2"/>
      <text:p text:style-name="P2">DOORS BUST OPEN</text:p>
      <text:p text:style-name="P2"/>
      <text:p text:style-name="P2">COLIN runs into the room being chased by two security guards, carrying a bundle of papers in his arms. <text:s/>The security guards grab him before he can get to the committee chairs. <text:s/></text:p>
      <text:p text:style-name="P2"/>
      <text:p text:style-name="P1">COOK</text:p>
      <text:p text:style-name="P1">What is the meaning of this?!</text:p>
      <text:p text:style-name="P1"/>
      <text:p text:style-name="P1">COLIN</text:p>
      <text:p text:style-name="P1">Officials of Midway City, please you must listen to me!</text:p>
      <text:p text:style-name="P1"/>
      <text:p text:style-name="P1">KENNEDY</text:p>
      <text:p text:style-name="P1">Make an appointment like everyone else kid.</text:p>
      <text:p text:style-name="P1"/>
      <text:p text:style-name="P1">COLIN</text:p>
      <text:p text:style-name="P1">Please, a great threat is coming, if you don't listen everyone in this city will die.</text:p>
      <text:p text:style-name="P1"/>
      <text:p text:style-name="P2">The city's leadership looks amongst each other. <text:s/></text:p>
      <text:p text:style-name="P2"/>
      <text:p text:style-name="P1">JONES</text:p>
      <text:p text:style-name="P1">What threat?</text:p>
      <text:p text:style-name="P1"/>
      <text:p text:style-name="P1"><text:soft-page-break/></text:p>
      <text:p text:style-name="P1">COLIN</text:p>
      <text:p text:style-name="P1">They are a cult, a secret socity hell bent on destorying this city, </text:p>
      <text:p text:style-name="P1">they call themselves the Mos Maiorum.</text:p>
      <text:p text:style-name="P1"/>
      <text:p text:style-name="P1">COOK</text:p>
      <text:p text:style-name="P1">The what?</text:p>
      <text:p text:style-name="P1"/>
      <text:p text:style-name="P1">JONES</text:p>
      <text:p text:style-name="P1">It's Latin, roughly translates to “way of the ancestors”.</text:p>
      <text:p text:style-name="P1"/>
      <text:p text:style-name="P1">COOK</text:p>
      <text:p text:style-name="P1">And what has this cult done, for you to bring them to our attention.</text:p>
      <text:p text:style-name="P1"/>
      <text:p text:style-name="P1">COLIN</text:p>
      <text:p text:style-name="P1"><text:s/>These files, </text:p>
      <text:p text:style-name="P1">I have gathered information that directly links </text:p>
      <text:p text:style-name="P1">the Mos Maiorum society to horrible crimes, including the murder of my family.</text:p>
      <text:p text:style-name="P1"/>
      <text:p text:style-name="P1">BARKER</text:p>
      <text:p text:style-name="P1">These are serious accusations here Mr.</text:p>
      <text:p text:style-name="P1"/>
      <text:p text:style-name="P1">COLIN</text:p>
      <text:p text:style-name="P1">Rayner, Colin Rayner. </text:p>
      <text:p text:style-name="P1"/>
      <text:p text:style-name="P1">JONES</text:p>
      <text:p text:style-name="P1">Rayner?, Your the boy who surived the buring of the farm. </text:p>
      <text:p text:style-name="P1"/>
      <text:p text:style-name="P1">COLIN</text:p>
      <text:p text:style-name="P1">I am <text:line-break/></text:p>
      <text:p text:style-name="P1">COOK</text:p>
      <text:p text:style-name="P1">A tragic accident.</text:p>
      <text:p text:style-name="P1"/>
      <text:p text:style-name="P1">COLIN</text:p>
      <text:p text:style-name="P1">It was no accident, the Mos Maiorum Society killed my parents, </text:p>
      <text:p text:style-name="P1">then set fire to my home. <text:s/></text:p>
      <text:p text:style-name="P1"/>
      <text:p text:style-name="P1">COOK</text:p>
      <text:p text:style-name="P1">Do you have any proof of such a crime, </text:p>
      <text:p text:style-name="P1">besides your expert testemony?</text:p>
      <text:p text:style-name="P1"/>
      <text:p text:style-name="P1">COLIN</text:p>
      <text:p text:style-name="P1">I do not.</text:p>
      <text:p text:style-name="P1"/>
      <text:p text:style-name="P1">COOK</text:p>
      <text:p text:style-name="P1">Very well boy, leave the investigating to those who are trained.</text:p>
      <text:p text:style-name="P1"/>
      <text:p text:style-name="P1">COLIN</text:p>
      <text:p text:style-name="P1"><text:soft-page-break/>Please, I know these men are guilty, if you would look into them...</text:p>
      <text:p text:style-name="P1"/>
      <text:p text:style-name="P1">COOK<text:line-break/>The Midway police department does not spend time chasing ghosts, </text:p>
      <text:p text:style-name="P1">you may not like them, but these cults have a right to exist.</text:p>
      <text:p text:style-name="P1"/>
      <text:p text:style-name="P1">BARKER<text:line-break/>I have to agree with our police captain, </text:p>
      <text:p text:style-name="P1">if they were breaking the law, </text:p>
      <text:p text:style-name="P1">we would have known by now.</text:p>
      <text:p text:style-name="P1"/>
      <text:p text:style-name="P1">COLIN</text:p>
      <text:p text:style-name="P1">I must ask you to reconsider.</text:p>
      <text:p text:style-name="P1"/>
      <text:p text:style-name="P1">COOK</text:p>
      <text:p text:style-name="P1">No!, cease and desist this obsession or you will be in jail, is that clear!</text:p>
      <text:p text:style-name="P1"/>
      <text:p text:style-name="P1">COLIN</text:p>
      <text:p text:style-name="P1">Yes Sir. </text:p>
      <text:p text:style-name="P1"/>
      <text:p text:style-name="P1">COOK </text:p>
      <text:p text:style-name="P1">Alright then, on to the next item on the docket.</text:p>
      <text:p text:style-name="P1"/>
      <text:p text:style-name="P2">COLIN furiously exits City hall, </text:p>
      <text:p text:style-name="P2"/>
      <text:p text:style-name="P2">Ext. City Hall Steps</text:p>
      <text:p text:style-name="P2"/>
      <text:p text:style-name="P2">COLIN is beginning to walk down the marble steps.</text:p>
      <text:p text:style-name="P2"/>
      <text:p text:style-name="P1">VOICE</text:p>
      <text:p text:style-name="P1">Hey, Rayner!</text:p>
      <text:p text:style-name="P1"/>
      <text:p text:style-name="P2">COLIN turns around to see </text:p>
      <text:p text:style-name="P2"/>
      <text:p text:style-name="P2">D.A. JONES walking up to him from city hall. <text:s/>COLIN then waits for JONES to catch up. <text:s/></text:p>
      <text:p text:style-name="P2"/>
      <text:p text:style-name="P1">JONES</text:p>
      <text:p text:style-name="P1">Don't mind Captain Cook, he's a real hard-ass in those meetings.</text:p>
      <text:p text:style-name="P1"/>
      <text:p text:style-name="P1">COLIN</text:p>
      <text:p text:style-name="P1">A little faith can go a long way.</text:p>
      <text:p text:style-name="P1"/>
      <text:p text:style-name="P1">JONES</text:p>
      <text:p text:style-name="P1">Look Colin, I believe you.</text:p>
      <text:p text:style-name="P1"/>
      <text:p text:style-name="P1">COLIN</text:p>
      <text:p text:style-name="P1">Wait, you do?</text:p>
      <text:p text:style-name="P1"/>
      <text:p text:style-name="P1">JONES</text:p>
      <text:p text:style-name="P1"><text:soft-page-break/>You mentioned the Mos Maiorum, in my investigations </text:p>
      <text:p text:style-name="P1">I know of one man you holds that title</text:p>
      <text:p text:style-name="P1">Marlon Mereck.</text:p>
      <text:p text:style-name="P1"/>
      <text:p text:style-name="P1">COLIN</text:p>
      <text:p text:style-name="P1">Mereck. That's the man you killed my parents.</text:p>
      <text:p text:style-name="P1"/>
      <text:p text:style-name="P1">JONES</text:p>
      <text:p text:style-name="P1">Are you certain?</text:p>
      <text:p text:style-name="P1"/>
      <text:p text:style-name="P1">COLIN </text:p>
      <text:p text:style-name="P1">Absolutely. <text:s/>Who is he?</text:p>
      <text:p text:style-name="P1"/>
      <text:p text:style-name="P1">JONES</text:p>
      <text:p text:style-name="P1"><text:s text:c="2"/>Mereck is a local menace.</text:p>
      <text:p text:style-name="P1">I've been trying to get that guy behind bars for years.</text:p>
      <text:p text:style-name="P1"/>
      <text:p text:style-name="P1">COLIN</text:p>
      <text:p text:style-name="P1">What's stopped you?</text:p>
      <text:p text:style-name="P1"/>
      <text:p text:style-name="P1">JONES</text:p>
      <text:p text:style-name="P1">The same thing that stopped you, proof. <text:s/></text:p>
      <text:p text:style-name="P1">No matter the charges, nothing ever seems to stick with Mereck.</text:p>
      <text:p text:style-name="P1"/>
      <text:p text:style-name="P1">COLIN</text:p>
      <text:p text:style-name="P1">What can I do to help?</text:p>
      <text:p text:style-name="P1"/>
      <text:p text:style-name="P1">JONES</text:p>
      <text:p text:style-name="P1">In order to defeat a man like Mereck, hiding in the shadows, </text:p>
      <text:p text:style-name="P1">you will need a hunter of your own.</text:p>
      <text:p text:style-name="P1"/>
      <text:p text:style-name="P1">COLIN</text:p>
      <text:p text:style-name="P1">I have no skill in war, </text:p>
      <text:p text:style-name="P1">my father was a soldier, but I never led that life.</text:p>
      <text:p text:style-name="P1"/>
      <text:p text:style-name="P1">JONES</text:p>
      <text:p text:style-name="P1">There is one that comes to mind, an old friend. </text:p>
      <text:p text:style-name="P1"/>
      <text:p text:style-name="P1">COLIN</text:p>
      <text:p text:style-name="P1">I hardly think one man can make a difference.</text:p>
      <text:p text:style-name="P1"/>
      <text:p text:style-name="P1">JONES</text:p>
      <text:p text:style-name="P1">(laughs)</text:p>
      <text:p text:style-name="P1">Who said anything about a man?</text:p>
      <text:p text:style-name="P1"/>
      <text:p text:style-name="P2">COLIN displays a puzzled look.</text:p>
      <text:p text:style-name="P2"/>
      <text:p text:style-name="P1">JONES</text:p>
      <text:p text:style-name="P1">I had a friend in the military, </text:p>
      <text:p text:style-name="P1"><text:soft-page-break/>toughest person I knew, Amanda Taylor </text:p>
      <text:p text:style-name="P1">she started in the army, but soon gradiuated to the level of Green Beret </text:p>
      <text:p text:style-name="P1"/>
      <text:p text:style-name="P1"/>
      <text:p text:style-name="P1">COLIN</text:p>
      <text:p text:style-name="P1">A Green Beret, I though only men were allowed to become one of those.</text:p>
      <text:p text:style-name="P1"/>
      <text:p text:style-name="P1">JONES</text:p>
      <text:p text:style-name="P1">She was the first Female to reach that goal, was even placed in command of a platoon.</text:p>
      <text:p text:style-name="P1"/>
      <text:p text:style-name="P1">COLIN</text:p>
      <text:p text:style-name="P1">What happened to her?</text:p>
      <text:p text:style-name="P1"/>
      <text:p text:style-name="P1">JONES</text:p>
      <text:p text:style-name="P1">Ten years ago, she was heading to Southeast Asia with her team. <text:s/></text:p>
      <text:p text:style-name="P1">Her mission was to take out a warlord in Cambodia, but....</text:p>
      <text:p text:style-name="P1"/>
      <text:p text:style-name="P1">COLIN</text:p>
      <text:p text:style-name="P1">But what?</text:p>
      <text:p text:style-name="P1"><text:line-break/>JONES</text:p>
      <text:p text:style-name="P1">Her team was ambushed in the Jungle, </text:p>
      <text:p text:style-name="P1">Military lost contact with her team and declared them dead. <text:s/>That was ten years ago.</text:p>
      <text:p text:style-name="P1"/>
      <text:p text:style-name="P1">COLIN</text:p>
      <text:p text:style-name="P1">How are you certain she's still alive?</text:p>
      <text:p text:style-name="P1"/>
      <text:p text:style-name="P1">JONES</text:p>
      <text:p text:style-name="P1">Amanda was a survior, </text:p>
      <text:p text:style-name="P1">learned how to shoot a bow at 13, </text:p>
      <text:p text:style-name="P1">if anyone could survive on their own, it's her.</text:p>
      <text:p text:style-name="P1"/>
      <text:p text:style-name="P1">COLIN</text:p>
      <text:p text:style-name="P1">Where can I find her?</text:p>
      <text:p text:style-name="P1"/>
      <text:p text:style-name="P2">JONES hands COLIN a file.</text:p>
      <text:p text:style-name="P2"/>
      <text:p text:style-name="P1">JONES</text:p>
      <text:p text:style-name="P1">This file contains all the information I have regarding Amanda Taylor,</text:p>
      <text:p text:style-name="P1"><text:s/>find her, and she will help you. <text:s/>Start your search in Cambodia. <text:s/></text:p>
      <text:p text:style-name="P1"/>
      <text:p text:style-name="P1">COLIN</text:p>
      <text:p text:style-name="P1">Thank you Ms. Jones, I will return soon.</text:p>
      <text:p text:style-name="P1"/>
      <text:p text:style-name="P2">COLIN then races down the steps of City hall.</text:p>
      <text:p text:style-name="P2"/>
      <text:p text:style-name="P2">Int. Colin's Appartment</text:p>
      <text:p text:style-name="P2"/>
      <text:p text:style-name="P2">This apartment is a small one bedroom space, COLIN sits at his desk looking up </text:p>
      <text:p text:style-name="P2"><text:soft-page-break/>FLIGHT TIMES AND DATES</text:p>
      <text:p text:style-name="P2"/>
      <text:p text:style-name="P2">He selects a direct flight to Cambodia. <text:s/></text:p>
      <text:p text:style-name="P2"/>
      <text:p text:style-name="P2">Ext. Midway City airport</text:p>
      <text:p text:style-name="P2"/>
      <text:p text:style-name="P2">Int. Airport </text:p>
      <text:p text:style-name="P2"/>
      <text:p text:style-name="P2">COLIN walks up to the ticket counter and gets his bording pass</text:p>
      <text:p text:style-name="P2"/>
      <text:p text:style-name="P2">PLANE TAKES OFF</text:p>
      <text:p text:style-name="P2"/>
      <text:p text:style-name="P2">COLIN in seen looking out the window, also glancing at the files given to him by D.A. Jones. <text:s/>In the file there is a </text:p>
      <text:p text:style-name="P2"><text:line-break/>PICTURE</text:p>
      <text:p text:style-name="P2"/>
      <text:p text:style-name="P2">Of Amanda Taylor, in her BDU. <text:s/>Colin then lays back and closes his eyes. <text:s/></text:p>
      <text:p text:style-name="P2"/>
      <text:p text:style-name="P2">Ext. Cambodia Airport </text:p>
      <text:p text:style-name="P2"/>
      <text:p text:style-name="P2">COLIN exits the doors of the airport and then hails a cab.</text:p>
      <text:p text:style-name="P2"/>
      <text:p text:style-name="P2">Int. Taxi</text:p>
      <text:p text:style-name="P2"/>
      <text:p text:style-name="P2">COLIN hands an address to the CABBIE and he drives to the US Embassy in Cambodia.</text:p>
      <text:p text:style-name="P2"/>
      <text:p text:style-name="P2">Ext. US Embassy </text:p>
      <text:p text:style-name="P2"/>
      <text:p text:style-name="P2">Int. Embassy Conference room.</text:p>
      <text:p text:style-name="P2"/>
      <text:p text:style-name="P2">COLIN is then sitting in front of two officers in the US Army. <text:s/></text:p>
      <text:p text:style-name="P2"/>
      <text:p text:style-name="P1">OFFICER 1</text:p>
      <text:p text:style-name="P1">So let me get this straight, </text:p>
      <text:p text:style-name="P1">your looking for a soldier who's been declared MIA for 10 years?</text:p>
      <text:p text:style-name="P1"/>
      <text:p text:style-name="P1">COLIN</text:p>
      <text:p text:style-name="P1">Is there an issue sir?</text:p>
      <text:p text:style-name="P1"/>
      <text:p text:style-name="P1">OFFICER 2</text:p>
      <text:p text:style-name="P1">Look kid, I hate to be the one to tell you this, but Taylor's gone.</text:p>
      <text:p text:style-name="P1"/>
      <text:p text:style-name="P1">OFFICER 1</text:p>
      <text:p text:style-name="P1">Jenkins that information is classified.</text:p>
      <text:p text:style-name="P1"/>
      <text:p text:style-name="P1">OFFICER 2</text:p>
      <text:p text:style-name="P1">Who's he going to tell, he's not Julian Asange.</text:p>
      <text:p text:style-name="P1"/>
      <text:p text:style-name="P1"><text:soft-page-break/>COLIN</text:p>
      <text:p text:style-name="P1">What's the problem here?!</text:p>
      <text:p text:style-name="P1"/>
      <text:p text:style-name="P1">OFFICER 1</text:p>
      <text:p text:style-name="P1">The problem is that Taylor and </text:p>
      <text:p text:style-name="P1">her team were captured by Cambodian Separatists, </text:p>
      <text:p text:style-name="P1">according to ledger, </text:p>
      <text:p text:style-name="P1">they were taken to a POW camp left over from the Vietnam war. </text:p>
      <text:p text:style-name="P1"/>
      <text:p text:style-name="P1">OFFICER 2</text:p>
      <text:p text:style-name="P1">No man who went there ever made it out alive, </text:p>
      <text:p text:style-name="P1">they called it Cambodian Krakow. <text:s/></text:p>
      <text:p text:style-name="P1">The platoon leaders Taylor and Seader were </text:p>
      <text:p text:style-name="P1">the only two that reached the camp all the others fell.</text:p>
      <text:p text:style-name="P1"/>
      <text:p text:style-name="P1">COLIN</text:p>
      <text:p text:style-name="P1">Has anyone Survived the ordeal?</text:p>
      <text:p text:style-name="P1"/>
      <text:p text:style-name="P1">OFFICER 1</text:p>
      <text:p text:style-name="P1">No one has, it's claimed more lives than any other camp, </text:p>
      <text:p text:style-name="P1">chances are Taylor lays at the bottom of a shallow grave.</text:p>
      <text:p text:style-name="P1"/>
      <text:p text:style-name="P1">COLIN</text:p>
      <text:p text:style-name="P1">Where was this camp?</text:p>
      <text:p text:style-name="P1"/>
      <text:p text:style-name="P1">OFFICER 2</text:p>
      <text:p text:style-name="P1">In the old DMZ, right on the border of Laos and 'Nam. <text:s/></text:p>
      <text:p text:style-name="P1">It's abandoned now, but it's still in hostile territory.</text:p>
      <text:p text:style-name="P1"/>
      <text:p text:style-name="P1">COLIN</text:p>
      <text:p text:style-name="P1">Then we have to go there, find the truth.</text:p>
      <text:p text:style-name="P1"/>
      <text:p text:style-name="P1">OFFICER 1</text:p>
      <text:p text:style-name="P1">I'm going to have to stop you right there kid, </text:p>
      <text:p text:style-name="P1">no one goes into those jungles and makes it out alive, </text:p>
      <text:p text:style-name="P1"/>
      <text:p text:style-name="P1">COLIN</text:p>
      <text:p text:style-name="P1">You said the camp was in the DMZ.</text:p>
      <text:p text:style-name="P1"/>
      <text:p text:style-name="P1">OFFICER 2</text:p>
      <text:p text:style-name="P1">The old lines, that region has since </text:p>
      <text:p text:style-name="P1">been taken by a radical faction of Cambodian rebels.</text:p>
      <text:p text:style-name="P1"/>
      <text:p text:style-name="P1">COLIN </text:p>
      <text:p text:style-name="P1">We have to try.</text:p>
      <text:p text:style-name="P1"/>
      <text:p text:style-name="P1">OFFICER 1</text:p>
      <text:p text:style-name="P1">No, we don't, </text:p>
      <text:p text:style-name="P1">The old DMZ is off limits to the United States Army. <text:s/></text:p>
      <text:p text:style-name="P1"><text:soft-page-break/>And I don't feel like causing an international incident over a ghost.</text:p>
      <text:p text:style-name="P1"/>
      <text:p text:style-name="P1"><text:s/></text:p>
      <text:p text:style-name="P1"/>
      <text:p text:style-name="P1"/>
      <text:p text:style-name="P2"/>
      <text:p text:style-name="P1"/>
      <text:p text:style-name="P1"/>
      <text:p text:style-name="P1"/>
      <text:p text:style-name="P1"/>
      <text:p text:style-name="P1"/>
      <text:p text:style-name="P1"/>
      <text:p text:style-name="P1"/>
      <text:p text:style-name="P2"/>
      <text:p text:style-name="P1"><text:s/></text:p>
      <text:p text:style-name="P1"/>
      <text:p text:style-name="P1"/>
      <text:p text:style-name="Standard"/>
      <text:p text:style-name="Standard"/>
      <text:p text:style-name="Standard"/>
      <text:p text:style-name="Standard"/>
      <text:p text:style-name="Standard"/>
      <text:p text:style-name="Standard"/>
      <text:p text:style-name="Standard"/>
      <text:list xml:id="list4947311287849192523" text:style-name="L1">
        <text:list-header>
          <text:p text:style-name="P3"><text:s text:c="2"/></text:p>
          <text:p text:style-name="P3"/>
          <text:p text:style-name="P3">The legend says that this LT. Taylor was in charge of extracting an informant from a Cambodian Prison camp, the mission went south when her team was captured and then became inmates at the same prison camp. <text:s/>The team was declared MIA yet the story continues that the team was killed but one made it out of the camp alive, escaping the mainland of south east asia. <text:s/>Colin Rayner than uses whatever funds he is able to scrounge and he sets off to South East Asia to locat the missing Taylor. <text:s/>On this Journey, Rayner is followed by former soldiers of the Cambodian warlord that ran the prison camp until they all reach the famous Island of Palau known for it's Japanese occupation in World War 2. <text:s/>Once Rayner reaches the island he is chased by these cambodian soldiers until they are shot by arrows. <text:s/>Colin then turns around and sees a human drop from the trees, wearing tattered US issued clothing and leaves from the jungles, the human then removes their hood to show that it's Amanda Taylor, surviving after all these years. <text:s/>Taylor then takes Colin back to a make shift camp that she has lived in for the last 10 years. <text:s/>Colin tells Amanda that she has been declared dead and that she was need back in Midway city, that an evil has come, one that need to be stopped. <text:s/>Taylor is skeptical at first, yet she reluctantly agrees to return to America to assist Colin in his plan for justic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20:35:06</meta:creation-date>
    <dc:date>2017-09-11T14:46:16</dc:date>
    <meta:editing-duration>PT17H44M37S</meta:editing-duration>
    <meta:editing-cycles>5</meta:editing-cycles>
    <meta:generator>OpenOffice.org/3.4.1$Unix OpenOffice.org_project/341m1$Build-9593</meta:generator>
    <meta:document-statistic meta:table-count="0" meta:image-count="0" meta:object-count="0" meta:page-count="11" meta:paragraph-count="312" meta:word-count="2293" meta:character-count="12116"/>
  </office:meta>
</office:document-meta>
</file>